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1c12b4" officeooo:paragraph-rsid="001c12b4"/>
    </style:style>
    <style:style style:name="P2" style:family="paragraph" style:parent-style-name="Standard">
      <style:paragraph-properties fo:text-align="justify" style:justify-single-word="false"/>
      <style:text-properties officeooo:rsid="001c12b4" officeooo:paragraph-rsid="001c12b4"/>
    </style:style>
    <style:style style:name="P3" style:family="paragraph" style:parent-style-name="Standard">
      <style:paragraph-properties fo:text-align="center" style:justify-single-word="false"/>
      <style:text-properties fo:font-size="18pt" officeooo:rsid="001f7adc" officeooo:paragraph-rsid="001c12b4" style:font-size-asian="18pt" style:font-size-complex="18pt"/>
    </style:style>
    <style:style style:name="P4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2589a1" officeooo:paragraph-rsid="002589a1" style:font-size-asian="18pt" style:font-size-complex="18pt"/>
    </style:style>
    <style:style style:name="P5" style:family="paragraph" style:parent-style-name="Standard">
      <style:text-properties officeooo:rsid="0026d5e2" officeooo:paragraph-rsid="0026d5e2"/>
    </style:style>
    <style:style style:name="P6" style:family="paragraph" style:parent-style-name="Standard">
      <style:text-properties fo:font-weight="bold" officeooo:rsid="0029beab" officeooo:paragraph-rsid="0029beab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size="14pt" fo:font-style="italic" style:text-underline-style="solid" style:text-underline-width="auto" style:text-underline-color="font-color" fo:font-weight="normal" officeooo:rsid="001c12b4" officeooo:paragraph-rsid="0029beab" style:font-size-asian="14pt" style:font-style-asian="italic" style:font-weight-asian="normal" style:font-size-complex="14pt" style:font-style-complex="italic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fo:font-weight="normal" officeooo:rsid="001c12b4" officeooo:paragraph-rsid="001c12b4" style:font-size-asian="14pt" style:font-weight-asian="normal" style:font-size-complex="14pt" style:font-weight-complex="normal"/>
    </style:style>
    <style:style style:name="P9" style:family="paragraph" style:parent-style-name="Standard">
      <style:paragraph-properties fo:text-align="justify" style:justify-single-word="false"/>
      <style:text-properties officeooo:rsid="002d027c" officeooo:paragraph-rsid="002d027c"/>
    </style:style>
    <style:style style:name="P10" style:family="paragraph" style:parent-style-name="Standard">
      <style:text-properties fo:font-weight="bold" officeooo:rsid="001c12b4" officeooo:paragraph-rsid="0029beab" style:font-weight-asian="bold" style:font-weight-complex="bold"/>
    </style:style>
    <style:style style:name="P11" style:family="paragraph" style:parent-style-name="Standard">
      <style:text-properties fo:font-weight="bold" officeooo:rsid="0029beab" officeooo:paragraph-rsid="0029beab" style:font-weight-asian="bold" style:font-weight-complex="bold"/>
    </style:style>
    <style:style style:name="P12" style:family="paragraph" style:parent-style-name="Standard">
      <style:text-properties fo:font-weight="bold" officeooo:rsid="0029beab" officeooo:paragraph-rsid="0026d5e2" style:font-weight-asian="bold" style:font-weight-complex="bold"/>
    </style:style>
    <style:style style:name="P13" style:family="paragraph" style:parent-style-name="Standard" style:list-style-name="L1">
      <style:text-properties officeooo:rsid="0028ae61" officeooo:paragraph-rsid="0029beab"/>
    </style:style>
    <style:style style:name="P14" style:family="paragraph" style:parent-style-name="Standard" style:list-style-name="L4">
      <style:text-properties officeooo:rsid="0028ae61" officeooo:paragraph-rsid="0028ae61"/>
    </style:style>
    <style:style style:name="P15" style:family="paragraph" style:parent-style-name="Standard" style:list-style-name="L2">
      <style:text-properties officeooo:paragraph-rsid="0029beab"/>
    </style:style>
    <style:style style:name="P16" style:family="paragraph" style:parent-style-name="Standard" style:list-style-name="L3">
      <style:text-properties officeooo:paragraph-rsid="0029beab"/>
    </style:style>
    <style:style style:name="P17" style:family="paragraph" style:parent-style-name="Standard" style:list-style-name="L3">
      <style:text-properties officeooo:rsid="002589a1" officeooo:paragraph-rsid="0029beab"/>
    </style:style>
    <style:style style:name="P18" style:family="paragraph" style:parent-style-name="Standard" style:list-style-name="L4">
      <style:text-properties officeooo:paragraph-rsid="0028ae61"/>
    </style:style>
    <style:style style:name="P19" style:family="paragraph" style:parent-style-name="Standard" style:list-style-name="L4">
      <style:text-properties officeooo:rsid="0026d5e2" officeooo:paragraph-rsid="002705b5"/>
    </style:style>
    <style:style style:name="P20" style:family="paragraph" style:parent-style-name="Standard" style:list-style-name="L4">
      <style:text-properties officeooo:rsid="0026d5e2" officeooo:paragraph-rsid="0026d5e2"/>
    </style:style>
    <style:style style:name="P21" style:family="paragraph" style:parent-style-name="Standard" style:list-style-name="L5">
      <style:text-properties officeooo:rsid="0026d5e2" officeooo:paragraph-rsid="0026d5e2"/>
    </style:style>
    <style:style style:name="P22" style:family="paragraph" style:parent-style-name="Frame_20_contents">
      <style:text-properties officeooo:rsid="002fdf41" officeooo:paragraph-rsid="002fdf41"/>
    </style:style>
    <style:style style:name="P23" style:family="paragraph" style:parent-style-name="Frame_20_contents">
      <style:text-properties officeooo:rsid="00305c58" officeooo:paragraph-rsid="00305c58"/>
    </style:style>
    <style:style style:name="P24" style:family="paragraph" style:parent-style-name="Frame_20_contents">
      <style:text-properties officeooo:rsid="0030d559" officeooo:paragraph-rsid="0030d559"/>
    </style:style>
    <style:style style:name="T1" style:family="text">
      <style:text-properties officeooo:rsid="002589a1"/>
    </style:style>
    <style:style style:name="T2" style:family="text">
      <style:text-properties officeooo:rsid="0028ae61"/>
    </style:style>
    <style:style style:name="T3" style:family="text">
      <style:text-properties officeooo:rsid="002ae642"/>
    </style:style>
    <style:style style:name="T4" style:family="text">
      <style:text-properties officeooo:rsid="002e16b0"/>
    </style:style>
    <style:style style:name="T5" style:family="text">
      <style:text-properties officeooo:rsid="0030d559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ahier de recette</text:p>
      <text:p text:style-name="P3"/>
      <text:p text:style-name="P8">Objectif<text:span text:style-name="T4">s</text:span> :</text:p>
      <text:p text:style-name="P2">- <text:span text:style-name="T1">savoir ce qu’est un cahier de recette</text:span></text:p>
      <text:p text:style-name="P9">- savoir réaliser un cahier de recette</text:p>
      <text:p text:style-name="P1"/>
      <text:p text:style-name="P7"><text:span text:style-name="T1">Travail à réaliser</text:span> :</text:p>
      <text:p text:style-name="P6">1) Copier ce document <text:span text:style-name="T3">dans votre espace personnel</text:span> et le remplir</text:p>
      <text:p text:style-name="P10"/>
      <text:p text:style-name="P6">2) Parcourir les deux documents suivants :</text:p>
      <text:list xml:id="list6880498848142633665" text:style-name="L1">
        <text:list-item>
          <text:p text:style-name="P13">cahier_recette_ubpe_sigfox.pdf</text:p>
        </text:list-item>
        <text:list-item>
          <text:p text:style-name="P13">cahier_recette_iepp.pdf</text:p>
        </text:list-item>
      </text:list>
      <text:list xml:id="list7980709806470397632" text:style-name="L2">
        <text:list-header>
          <text:p text:style-name="P15"/>
        </text:list-header>
      </text:list>
      <text:p text:style-name="P6">3) Répondre aux questions suivantes :</text:p>
      <text:list xml:id="list3798974476825160361" text:style-name="L3">
        <text:list-item>
          <text:p text:style-name="P17">Que retrouve t-on dans les deux cahiers de recette ?</text:p>
          <text:p text:style-name="P16"><draw:frame draw:style-name="fr1" draw:name="Cadre2" text:anchor-type="paragraph" svg:x="-0.034cm" svg:y="0.483cm" svg:width="17.835cm" draw:z-index="1"><draw:text-box fo:min-height="7.47cm"><text:p text:style-name="P22">Reprends l’ensemble des cas d’utilisation :</text:p><text:p text:style-name="P22">- précise la démarche pour tester le cas</text:p><text:p text:style-name="P22">- comportement attendu à chaque étape</text:p><text:p text:style-name="P22"/></draw:text-box></draw:frame></text:p>
        </text:list-item>
        <text:list-item>
          <text:p text:style-name="P17">D’après vous, à quoi sert ce document ?</text:p>
        </text:list-item>
      </text:list>
      <text:list xml:id="list7612617560665887399" text:style-name="L4">
        <text:list-header>
          <text:p text:style-name="P18"><draw:frame draw:style-name="fr1" draw:name="Cadre1" text:anchor-type="paragraph" svg:x="-0.034cm" svg:y="0.27cm" svg:width="17.835cm" draw:z-index="0"><draw:text-box fo:min-height="1.457cm"><text:p text:style-name="P22">À tester et éventuellement valider le produit</text:p><text:p text:style-name="Frame_20_contents"/></draw:text-box></draw:frame></text:p>
        </text:list-header>
        <text:list-item>
          <text:p text:style-name="P14">Qui participe(nt) à la rédaction de ce document ?</text:p>
          <text:p text:style-name="P19"><draw:frame draw:style-name="fr1" draw:name="Cadre3" text:anchor-type="paragraph" svg:x="-0.034cm" svg:y="0.328cm" svg:width="17.835cm" draw:z-index="2"><draw:text-box fo:min-height="1.457cm"><text:p text:style-name="P22">L’équipe de développement du produit <text:span text:style-name="T5">et le client</text:span></text:p><text:p text:style-name="Frame_20_contents"/></draw:text-box></draw:frame></text:p>
        </text:list-item>
        <text:list-item>
          <text:p text:style-name="P19"><text:span text:style-name="T2">Qui rempli</text:span> ce document ?</text:p>
          <text:p text:style-name="P20"><draw:frame draw:style-name="fr1" draw:name="Cadre4" text:anchor-type="paragraph" svg:x="-0.034cm" svg:y="0.27cm" svg:width="17.835cm" draw:z-index="3"><draw:text-box fo:min-height="1.457cm"><text:p text:style-name="P23">Le client (éventuellement aidé par un responsable de l’équipe de développement)</text:p><text:p text:style-name="Frame_20_contents"/></draw:text-box></draw:frame></text:p>
        </text:list-item>
        <text:list-item>
          <text:p text:style-name="P20"><text:soft-page-break/>A quel moment d’un projet ce document peut-il être créé ?</text:p>
          <text:p text:style-name="P20"><draw:frame draw:style-name="fr1" draw:name="Cadre5" text:anchor-type="paragraph" svg:x="-0.034cm" svg:y="0.27cm" svg:width="17.835cm" draw:z-index="4"><draw:text-box fo:min-height="1.457cm"><text:p text:style-name="P24">Dès la fin de l’analyse</text:p><text:p text:style-name="Frame_20_contents"/></draw:text-box></draw:frame></text:p>
        </text:list-item>
        <text:list-item>
          <text:p text:style-name="P20">A quel moment d’un projet ce document est-il rempli ?</text:p>
          <text:p text:style-name="P20"><draw:frame draw:style-name="fr1" draw:name="Cadre6" text:anchor-type="paragraph" svg:x="-0.034cm" svg:y="0.27cm" svg:width="17.835cm" draw:z-index="5"><draw:text-box fo:min-height="1.457cm"><text:p text:style-name="P24">A la fin du projet (ou morceau par morceau en cours de projet)</text:p><text:p text:style-name="Frame_20_contents"/></draw:text-box></draw:frame></text:p>
        </text:list-item>
        <text:list-item>
          <text:p text:style-name="P20">Que peut-il se passer après le remplissage de ce document ?</text:p>
        </text:list-item>
      </text:list>
      <text:list xml:id="list6482268410719451915" text:style-name="L5">
        <text:list-header>
          <text:p text:style-name="P21"><draw:frame draw:style-name="fr1" draw:name="Cadre7" text:anchor-type="paragraph" svg:x="-0.034cm" svg:y="0.27cm" svg:width="17.835cm" draw:z-index="6"><draw:text-box fo:min-height="4.089cm"><text:p text:style-name="P24">Le produit est :</text:p><text:p text:style-name="P24">- soit validé</text:p><text:p text:style-name="P24">- soit invalidé et repart en production</text:p><text:p text:style-name="Frame_20_contents"/></draw:text-box></draw:frame></text:p>
          <text:p text:style-name="P21"/>
        </text:list-header>
      </text:list>
      <text:p text:style-name="P12">4) Réaliser le cahier de recette de votre projet socket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Frame_20_contents" style:display-name="Frame contents" style:family="paragraph" style:parent-style-name="Standard" style:class="extra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9T07:37:33.599000000</meta:creation-date>
    <dc:date>2017-12-05T09:06:55.235000000</dc:date>
    <meta:editing-duration>PT1H53M</meta:editing-duration>
    <meta:editing-cycles>21</meta:editing-cycles>
    <meta:generator>LibreOffice/5.2.7.2$Windows_x86 LibreOffice_project/2b7f1e640c46ceb28adf43ee075a6e8b8439ed10</meta:generator>
    <meta:document-statistic meta:table-count="0" meta:image-count="0" meta:object-count="0" meta:page-count="2" meta:paragraph-count="38" meta:word-count="220" meta:character-count="1172" meta:non-whitespace-character-count="999"/>
  </office:meta>
</office:document-meta>
</file>